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2.662cm"/>
    </style:style>
    <style:style style:name="gr5" style:family="graphic" style:parent-style-name="standard">
      <style:graphic-properties draw:stroke="none" draw:fill="none" fo:min-height="0.744cm"/>
    </style:style>
    <style:style style:name="gr6" style:family="graphic" style:parent-style-name="standard">
      <style:graphic-properties draw:stroke="none" svg:stroke-color="#000000" draw:fill="none" draw:fill-color="#ffffff" fo:min-height="0.663cm"/>
    </style:style>
    <style:style style:name="gr7" style:family="graphic" style:parent-style-name="standard">
      <style:graphic-properties draw:stroke="none" svg:stroke-color="#000000" draw:fill="none" draw:fill-color="#ffffff" fo:min-height="0.219cm"/>
    </style:style>
    <style:style style:name="gr8" style:family="graphic" style:parent-style-name="standard">
      <style:graphic-properties draw:stroke="none" draw:fill="none" fo:min-height="1.224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="none" fo:min-height="0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224cm"/>
    </style:style>
    <style:style style:name="gr14" style:family="graphic" style:parent-style-name="standard">
      <style:graphic-properties draw:stroke="none" draw:fill="none" fo:min-height="0.297cm"/>
    </style:style>
    <style:style style:name="gr15" style:family="graphic" style:parent-style-name="standard">
      <style:graphic-properties draw:stroke="none" draw:fill="none" fo:min-height="1.13cm"/>
    </style:style>
    <style:style style:name="gr16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0.457cm"/>
    </style:style>
    <style:style style:name="gr18" style:family="graphic" style:parent-style-name="standard">
      <style:graphic-properties draw:stroke="none" draw:fill="none" fo:min-height="0.163cm"/>
    </style:style>
    <style:style style:name="gr19" style:family="graphic" style:parent-style-name="standard">
      <style:graphic-properties draw:stroke="none" draw:fill="none" fo:min-height="0.507cm"/>
    </style:style>
    <style:style style:name="gr20" style:family="graphic" style:parent-style-name="standard">
      <style:graphic-properties draw:stroke="none" draw:fill="none" fo:min-height="1.119cm"/>
    </style:style>
    <style:style style:name="gr21" style:family="graphic" style:parent-style-name="objectwithoutfill">
      <style:graphic-properties svg:stroke-width="0.051cm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draw:fill="none" fo:min-height="0.303cm"/>
    </style:style>
    <style:style style:name="gr24" style:family="graphic" style:parent-style-name="standard">
      <style:graphic-properties svg:stroke-width="0.051cm" svg:stroke-color="#000000" draw:marker-start-width="0.276cm" draw:marker-end="Arrowheads_20_1" draw:marker-end-width="0.276cm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1.703cm"/>
    </style:style>
    <style:style style:name="gr26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fo:min-height="1.122cm"/>
    </style:style>
    <style:style style:name="gr28" style:family="graphic" style:parent-style-name="standard">
      <style:graphic-properties draw:stroke="none" draw:fill="none" fo:min-height="0.306cm"/>
    </style:style>
    <style:style style:name="gr29" style:family="graphic" style:parent-style-name="objectwithoutfill">
      <style:graphic-properties svg:stroke-width="0.051cm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fill="solid" draw:fill-color="#e6e6ff" draw:textarea-vertical-align="middle" draw:auto-grow-height="false" fo:min-height="0.749cm" fo:min-width="0.499cm" fo:wrap-option="wrap"/>
    </style:style>
    <style:style style:name="gr33" style:family="graphic" style:parent-style-name="standard">
      <style:graphic-properties draw:stroke="none" draw:fill="none" fo:min-height="0.368cm"/>
    </style:style>
    <style:style style:name="gr34" style:family="graphic" style:parent-style-name="standard">
      <style:graphic-properties draw:stroke="none" draw:fill="none" fo:min-height="1.11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c5000b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color="#000000"/>
    </style:style>
    <style:style style:name="P6" style:family="paragraph"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text-properties fo:color="#355e00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355e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21.267cm" svg:height="13.969cm" svg:x="5.554cm" svg:y="3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4" draw:id="id14" draw:layer="layout" svg:width="2.703cm" svg:height="4.131cm" svg:x="13.701cm" svg:y="4.097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xml:id="id1" draw:id="id1" draw:layer="layout" svg:width="5.315cm" svg:height="3.8cm" svg:x="20.012cm" svg:y="8.996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826cm" svg:height="3.72cm" svg:x="20.085cm" svg:y="8.971cm">
          <draw:text-box>
            <text:p><text:span text:style-name="T1">tx_data</text:span></text:p>
            <text:p><text:span text:style-name="T1">rx_data</text:span></text:p>
            <text:p><text:span text:style-name="T1">rx_ack</text:span></text:p>
            <text:p><text:span text:style-name="T1"/></text:p>
            <text:p><text:span text:style-name="T1">tx_busy</text:span></text:p>
            <text:p><text:span text:style-name="T1">rx_error</text:span></text:p>
            <text:p><text:span text:style-name="T1">rx_avail</text:span></text:p>
            <text:p/>
          </draw:text-box>
        </draw:frame>
        <draw:frame draw:style-name="gr5" draw:layer="layout" svg:width="1.882cm" svg:height="1.433cm" svg:x="23.486cm" svg:y="9.883cm">
          <draw:text-box>
            <text:p><text:span text:style-name="T1">uart_rxd</text:span></text:p>
            <text:p><text:span text:style-name="T1"/></text:p>
            <text:p><text:span text:style-name="T1">uart_txd</text:span></text:p>
          </draw:text-box>
        </draw:frame>
        <draw:frame draw:style-name="gr6" draw:text-style-name="P2" draw:layer="layout" svg:width="2.183cm" svg:height="0.962cm" svg:x="21.625cm" svg:y="11.905cm">
          <draw:text-box>
            <text:p><text:span text:style-name="T2">uart.v</text:span></text:p>
          </draw:text-box>
        </draw:frame>
        <draw:frame draw:style-name="gr7" draw:text-style-name="P2" draw:layer="layout" svg:width="3.336cm" svg:height="0.962cm" svg:x="5.487cm" svg:y="16.218cm">
          <draw:text-box>
            <text:p><text:span text:style-name="T2">wb_uart.v</text:span></text:p>
          </draw:text-box>
        </draw:frame>
        <draw:custom-shape draw:style-name="gr2" draw:text-style-name="P1" draw:layer="layout" svg:width="1.51cm" svg:height="1.668cm" svg:x="22.74cm" svg:y="3.60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20.93cm" svg:y="3.519cm">
          <draw:text-box>
            <text:p><text:span text:style-name="T3">wb_stb_i</text:span></text:p>
            <text:p><text:span text:style-name="T3">wb_cyc_i</text:span></text:p>
            <text:p><text:span text:style-name="T1">ack</text:span></text:p>
          </draw:text-box>
        </draw:frame>
        <draw:line draw:style-name="gr9" draw:text-style-name="P1" draw:layer="layout" svg:x1="20.94cm" svg:y1="4.065cm" svg:x2="22.74cm" svg:y2="4.065cm">
          <text:p/>
        </draw:line>
        <draw:line draw:style-name="gr9" draw:text-style-name="P1" draw:layer="layout" svg:x1="20.939cm" svg:y1="4.464cm" svg:x2="22.739cm" svg:y2="4.464cm">
          <text:p/>
        </draw:line>
        <draw:line draw:style-name="gr9" draw:text-style-name="P1" draw:layer="layout" svg:x1="20.939cm" svg:y1="4.864cm" svg:x2="22.739cm" svg:y2="4.864cm">
          <text:p/>
        </draw:line>
        <draw:frame draw:style-name="gr10" draw:text-style-name="P3" draw:layer="layout" svg:width="2.534cm" svg:height="0.645cm" svg:x="24.141cm" svg:y="3.906cm">
          <draw:text-box>
            <text:p><text:span text:style-name="T3">wb_ack_o</text:span></text:p>
          </draw:text-box>
        </draw:frame>
        <draw:line draw:style-name="gr9" draw:text-style-name="P1" draw:layer="layout" svg:x1="24.238cm" svg:y1="4.463cm" svg:x2="26.038cm" svg:y2="4.463cm">
          <text:p/>
        </draw:line>
        <draw:custom-shape draw:style-name="gr11" draw:text-style-name="P1" xml:id="id5" draw:id="id5" draw:layer="layout" svg:width="0.607cm" svg:height="0.637cm" svg:x="14.871cm" svg:y="12.06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5.4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6.0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607cm" svg:height="0.637cm" svg:x="16.67cm" svg:y="12.0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7.2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7.87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607cm" svg:height="0.637cm" svg:x="18.47cm" svg:y="12.0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607cm" svg:height="0.637cm" svg:x="19.069cm" svg:y="12.061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0.012cm" svg:y1="10.896cm" svg:x2="16.973cm" svg:y2="12.062cm" draw:start-shape="id1" draw:start-glue-point="9" draw:end-shape="id2" draw:end-glue-point="0" svg:d="m20012 10896h-3039v1166">
          <text:p/>
        </draw:connector>
        <draw:connector draw:style-name="gr12" draw:text-style-name="P1" draw:layer="layout" svg:x1="20.012cm" svg:y1="11.295cm" svg:x2="18.773cm" svg:y2="12.062cm" draw:start-shape="id1" draw:start-glue-point="6" draw:end-shape="id3" draw:end-glue-point="0" svg:d="m20012 11295h-1239v767">
          <text:p/>
        </draw:connector>
        <draw:connector draw:style-name="gr12" draw:text-style-name="P1" draw:layer="layout" svg:x1="20.029cm" svg:y1="11.694cm" svg:x2="19.372cm" svg:y2="12.061cm" draw:start-shape="id1" draw:start-glue-point="5" draw:end-shape="id4" draw:end-glue-point="0" svg:d="m20029 11694h-657v367">
          <text:p/>
        </draw:connector>
        <draw:frame draw:style-name="gr13" draw:text-style-name="P4" draw:layer="layout" svg:width="1.454cm" svg:height="0.725cm" svg:x="14.606cm" svg:y="11.429cm">
          <draw:text-box>
            <text:p><text:span text:style-name="T4">UCR</text:span></text:p>
          </draw:text-box>
        </draw:frame>
        <draw:custom-shape draw:style-name="gr2" draw:text-style-name="P1" xml:id="id12" draw:id="id12" draw:layer="layout" svg:width="1.51cm" svg:height="1.668cm" svg:x="7.323cm" svg:y="4.521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5.513cm" svg:y="4.434cm">
          <draw:text-box>
            <text:p><text:span text:style-name="T3">wb_stb_i</text:span></text:p>
            <text:p><text:span text:style-name="T3">wb_cyc_i</text:span></text:p>
            <text:p><text:span text:style-name="T3">wb_we_i</text:span></text:p>
          </draw:text-box>
        </draw:frame>
        <draw:line draw:style-name="gr9" draw:text-style-name="P1" draw:layer="layout" svg:x1="5.523cm" svg:y1="4.98cm" svg:x2="7.323cm" svg:y2="4.98cm">
          <text:p/>
        </draw:line>
        <draw:line draw:style-name="gr9" draw:text-style-name="P1" draw:layer="layout" svg:x1="5.522cm" svg:y1="5.379cm" svg:x2="7.322cm" svg:y2="5.379cm">
          <text:p/>
        </draw:line>
        <draw:line draw:style-name="gr9" draw:text-style-name="P1" draw:layer="layout" svg:x1="5.522cm" svg:y1="5.779cm" svg:x2="7.322cm" svg:y2="5.779cm">
          <text:p/>
        </draw:line>
        <draw:frame draw:style-name="gr14" draw:text-style-name="P5" draw:layer="layout" svg:width="1.664cm" svg:height="0.645cm" svg:x="9.139cm" svg:y="4.796cm">
          <draw:text-box>
            <text:p><text:span text:style-name="T5">wb_wr</text:span></text:p>
          </draw:text-box>
        </draw:frame>
        <draw:frame draw:style-name="gr15" draw:layer="layout" svg:width="2.601cm" svg:height="1.38cm" svg:x="17.478cm" svg:y="8.755cm">
          <draw:text-box>
            <text:p><text:span text:style-name="T3">wb_dat_i[7:0]</text:span></text:p>
          </draw:text-box>
        </draw:frame>
        <draw:custom-shape draw:style-name="gr2" draw:text-style-name="P1" xml:id="id6" draw:id="id6" draw:layer="layout" svg:width="3.173cm" svg:height="1.025cm" draw:transform="rotate (1.5707963267949) translate (12.643cm 11.99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6" draw:text-style-name="P1" draw:layer="layout" draw:line-skew="0cm -0.817cm -3.154cm" svg:x1="14.871cm" svg:y1="12.381cm" svg:x2="13.669cm" svg:y2="11.489cm" draw:start-shape="id5" draw:start-glue-point="3" draw:end-shape="id6" draw:end-glue-point="8" svg:d="m14871 12381h-502v2h-181v-894h-519">
          <text:p/>
        </draw:connector>
        <draw:connector draw:style-name="gr16" draw:text-style-name="P1" draw:layer="layout" draw:line-skew="-2.964cm" svg:x1="20.012cm" svg:y1="9.732cm" svg:x2="13.669cm" svg:y2="9.375cm" draw:start-shape="id1" draw:start-glue-point="8" draw:end-shape="id6" draw:end-glue-point="9" svg:d="m20012 9732h-4550v-357h-1793">
          <text:p/>
        </draw:connector>
        <draw:frame draw:style-name="gr17" draw:text-style-name="P3" draw:layer="layout" svg:width="2.708cm" svg:height="0.707cm" svg:x="5.605cm" svg:y="11.054cm">
          <draw:text-box>
            <text:p><text:span text:style-name="T3">wb_dat_o[7:0]</text:span></text:p>
          </draw:text-box>
        </draw:frame>
        <draw:frame draw:style-name="gr18" draw:text-style-name="P3" xml:id="id10" draw:id="id10" draw:layer="layout" svg:width="2.335cm" svg:height="0.645cm" svg:x="5.615cm" svg:y="7.66cm">
          <draw:text-box>
            <text:p><text:span text:style-name="T3">wb_adr_i[2]</text:span></text:p>
          </draw:text-box>
        </draw:frame>
        <draw:frame draw:style-name="gr19" xml:id="id11" draw:id="id11" draw:layer="layout" svg:width="0.698cm" svg:height="3.009cm" svg:x="12.929cm" svg:y="9.162cm">
          <draw:text-box>
            <text:p><text:span text:style-name="T1">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</text:span></text:p>
            <text:p><text:span text:style-name="T1"/></text:p>
          </draw:text-box>
        </draw:frame>
        <draw:custom-shape draw:style-name="gr2" draw:text-style-name="P1" xml:id="id7" draw:id="id7" draw:layer="layout" svg:width="2.703cm" svg:height="4.131cm" svg:x="8.119cm" svg:y="9.574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645cm" svg:y1="10.404cm" svg:x2="10.821cm" svg:y2="10.405cm" draw:start-shape="id6" draw:start-glue-point="6" draw:end-shape="id7" draw:end-glue-point="4" svg:d="m12645 10404h-913v1h-911">
          <text:p/>
        </draw:connector>
        <draw:frame draw:style-name="gr19" draw:text-style-name="P6" draw:layer="layout" svg:width="0.951cm" svg:height="1.979cm" svg:x="9.871cm" svg:y="10.098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frame draw:style-name="gr20" draw:text-style-name="P7" draw:layer="layout" svg:width="0.951cm" svg:height="1.369cm" svg:x="10.282cm" svg:y="12.842cm">
          <draw:text-box>
            <text:p><text:span text:style-name="T7">&lt;</text:span></text:p>
          </draw:text-box>
        </draw:frame>
        <draw:custom-shape draw:style-name="gr2" draw:text-style-name="P1" xml:id="id9" draw:id="id9" draw:layer="layout" svg:width="1.51cm" svg:height="1.668cm" svg:x="15.051cm" svg:y="13.464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16.371cm" svg:y="13.378cm">
          <draw:text-box>
            <text:p><text:span text:style-name="T3"><text:s/></text:span><text:span text:style-name="T3">wb_stb_i</text:span></text:p>
            <text:p><text:span text:style-name="T3"><text:s/></text:span><text:span text:style-name="T3">wb_cyc_i</text:span></text:p>
            <text:p><text:span text:style-name="T3">~wb_we_i</text:span></text:p>
          </draw:text-box>
        </draw:frame>
        <draw:line draw:style-name="gr9" draw:text-style-name="P1" draw:layer="layout" svg:x1="16.576cm" svg:y1="13.897cm" svg:x2="18.376cm" svg:y2="13.897cm">
          <text:p/>
        </draw:line>
        <draw:line draw:style-name="gr9" draw:text-style-name="P1" draw:layer="layout" svg:x1="16.564cm" svg:y1="14.323cm" svg:x2="18.364cm" svg:y2="14.323cm">
          <text:p/>
        </draw:line>
        <draw:line draw:style-name="gr9" draw:text-style-name="P1" draw:layer="layout" svg:x1="16.576cm" svg:y1="14.723cm" svg:x2="18.376cm" svg:y2="14.723cm">
          <text:p/>
        </draw:line>
        <draw:frame draw:style-name="gr14" draw:text-style-name="P5" draw:layer="layout" svg:width="1.612cm" svg:height="0.645cm" svg:x="13.607cm" svg:y="13.744cm">
          <draw:text-box>
            <text:p><text:span text:style-name="T5">wb_rd</text:span></text:p>
          </draw:text-box>
        </draw:frame>
        <draw:connector draw:style-name="gr16" draw:text-style-name="P1" draw:layer="layout" svg:x1="12.005cm" svg:y1="14.68cm" svg:x2="10.822cm" svg:y2="11.639cm" draw:start-shape="id8" draw:start-glue-point="7" draw:end-shape="id7" draw:end-glue-point="1" svg:d="m12005 14680h-593v-3041h-590">
          <text:p/>
        </draw:connector>
        <draw:custom-shape draw:style-name="gr2" draw:text-style-name="P1" xml:id="id8" draw:id="id8" draw:layer="layout" svg:width="1.51cm" svg:height="1.668cm" svg:x="12.004cm" svg:y="13.846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21" draw:text-style-name="P1" draw:layer="layout" svg:x1="15.052cm" svg:y1="14.298cm" svg:x2="13.514cm" svg:y2="14.296cm" draw:start-shape="id9" draw:start-glue-point="7" draw:end-shape="id8" draw:end-glue-point="8" svg:d="m15052 14298h-770v-2h-768">
          <text:p/>
        </draw:connector>
        <draw:connector draw:style-name="gr22" draw:text-style-name="P1" draw:layer="layout" svg:x1="13.514cm" svg:y1="15.095cm" svg:x2="15.051cm" svg:y2="15.098cm" draw:start-shape="id8" draw:start-glue-point="9" svg:d="m13514 15095h1019v3h518">
          <text:p/>
        </draw:connector>
        <draw:frame draw:style-name="gr23" draw:text-style-name="P5" draw:layer="layout" svg:width="1.27cm" svg:height="0.645cm" svg:x="13.633cm" svg:y="14.594cm">
          <draw:text-box>
            <text:p><text:span text:style-name="T5">~ack</text:span></text:p>
          </draw:text-box>
        </draw:frame>
        <draw:connector draw:style-name="gr22" draw:text-style-name="P1" draw:layer="layout" svg:x1="7.95cm" svg:y1="7.982cm" svg:x2="13.278cm" svg:y2="9.162cm" draw:start-shape="id10" draw:start-glue-point="1" draw:end-shape="id11" draw:end-glue-point="0" svg:d="m7950 7982h5328v1180">
          <text:p/>
        </draw:connector>
        <draw:connector draw:style-name="gr24" draw:text-style-name="P1" draw:layer="layout" svg:x1="17.768cm" svg:y1="9.394cm" svg:x2="20.029cm" svg:y2="9.395cm" draw:end-shape="id1" draw:end-glue-point="7" svg:d="m17768 9394h871v1h1390">
          <text:p/>
        </draw:connector>
        <draw:connector draw:style-name="gr22" draw:text-style-name="P1" draw:layer="layout" svg:x1="8.833cm" svg:y1="5.355cm" svg:x2="10.839cm" svg:y2="5.344cm" draw:start-shape="id12" draw:start-glue-point="7" svg:d="m8833 5355h1254v-11h752">
          <text:p/>
        </draw:connector>
        <draw:connector draw:style-name="gr22" draw:text-style-name="P1" draw:layer="layout" svg:x1="9.262cm" svg:y1="5.865cm" svg:x2="10.799cm" svg:y2="5.868cm" svg:d="m9262 5865h1019v3h518">
          <text:p/>
        </draw:connector>
        <draw:frame draw:style-name="gr23" draw:text-style-name="P5" draw:layer="layout" svg:width="1.27cm" svg:height="0.645cm" svg:x="9.017cm" svg:y="5.345cm">
          <draw:text-box>
            <text:p><text:span text:style-name="T5">~ack</text:span></text:p>
          </draw:text-box>
        </draw:frame>
        <draw:frame draw:style-name="gr25" draw:text-style-name="P6" draw:layer="layout" svg:width="0.951cm" svg:height="1.979cm" svg:x="13.721cm" svg:y="4.671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custom-shape draw:style-name="gr11" draw:text-style-name="P1" xml:id="id13" draw:id="id13" draw:layer="layout" svg:width="0.607cm" svg:height="0.637cm" svg:x="12.575cm" svg:y="4.614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13.182cm" svg:y1="4.932cm" svg:x2="13.704cm" svg:y2="4.929cm" draw:start-shape="id13" draw:start-glue-point="1" draw:end-shape="id14" draw:end-glue-point="4" svg:d="m13182 4932h260v-3h262">
          <text:p/>
        </draw:connector>
        <draw:connector draw:style-name="gr22" draw:text-style-name="P1" draw:layer="layout" svg:x1="16.405cm" svg:y1="6.162cm" svg:x2="22.669cm" svg:y2="8.996cm" draw:start-shape="id14" draw:start-glue-point="1" draw:end-shape="id1" draw:end-glue-point="0" svg:d="m16405 6162h6264v2834">
          <text:p/>
        </draw:connector>
        <draw:frame draw:style-name="gr23" draw:text-style-name="P5" draw:layer="layout" svg:width="1.367cm" svg:height="0.645cm" svg:x="22.006cm" svg:y="9.086cm">
          <draw:text-box>
            <text:p><text:span text:style-name="T5">tx_wr</text:span></text:p>
          </draw:text-box>
        </draw:frame>
        <draw:frame draw:style-name="gr27" draw:text-style-name="P7" draw:layer="layout" svg:width="0.951cm" svg:height="1.372cm" svg:x="14.045cm" svg:y="7.186cm">
          <draw:text-box>
            <text:p><text:span text:style-name="T7">&gt;</text:span></text:p>
          </draw:text-box>
        </draw:frame>
        <draw:frame draw:style-name="gr28" draw:text-style-name="P6" draw:layer="layout" svg:width="0.951cm" svg:height="0.683cm" svg:x="15.567cm" svg:y="5.833cm">
          <draw:text-box>
            <text:p><text:span text:style-name="T6">Q</text:span></text:p>
          </draw:text-box>
        </draw:frame>
        <draw:line draw:style-name="gr29" draw:text-style-name="P1" draw:layer="layout" svg:x1="8.145cm" svg:y1="11.684cm" svg:x2="5.579cm" svg:y2="11.684cm">
          <text:p/>
        </draw:line>
        <draw:connector draw:style-name="gr22" draw:text-style-name="P1" draw:layer="layout" svg:x1="9.311cm" svg:y1="6.366cm" svg:x2="10.848cm" svg:y2="6.369cm" svg:d="m9311 6366h1019v3h518">
          <text:p/>
        </draw:connector>
        <draw:frame draw:style-name="gr18" draw:text-style-name="P3" draw:layer="layout" svg:width="2.401cm" svg:height="0.645cm" svg:x="8.625cm" svg:y="5.809cm">
          <draw:text-box>
            <text:p><text:span text:style-name="T3">wb_adr_i[2]</text:span></text:p>
          </draw:text-box>
        </draw:frame>
        <draw:frame draw:style-name="gr18" draw:text-style-name="P5" draw:layer="layout" svg:width="1.958cm" svg:height="0.645cm" svg:x="8.966cm" svg:y="6.411cm">
          <draw:text-box>
            <text:p><text:span text:style-name="T5">~tx_busy</text:span></text:p>
          </draw:text-box>
        </draw:frame>
        <draw:custom-shape draw:style-name="gr3" draw:text-style-name="P1" draw:layer="layout" svg:width="1.468cm" svg:height="2.096cm" svg:x="10.843cm" svg:y="5.10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0" draw:text-style-name="P1" draw:layer="layout" svg:x1="9.17cm" svg:y1="6.948cm" svg:x2="10.843cm" svg:y2="6.974cm">
          <text:p/>
        </draw:line>
        <draw:connector draw:style-name="gr31" draw:text-style-name="P1" draw:layer="layout" svg:x1="26.821cm" svg:y1="10.309cm" svg:x2="26.821cm" svg:y2="10.309cm" draw:start-shape="id15" draw:end-shape="id15" svg:d="m26821 10309">
          <text:p/>
        </draw:connector>
        <draw:connector draw:style-name="gr22" draw:text-style-name="P1" draw:layer="layout" svg:x1="11.811cm" svg:y1="6.153cm" svg:x2="13.702cm" svg:y2="6.162cm" draw:end-shape="id14" svg:d="m11811 6153h695v9h1196">
          <text:p/>
        </draw:connector>
        <draw:custom-shape draw:style-name="gr2" draw:text-style-name="P1" xml:id="id16" draw:id="id16" draw:layer="layout" svg:width="1.082cm" svg:height="1.061cm" svg:x="21.583cm" svg:y="13.573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18" draw:id="id18" draw:layer="layout" svg:width="1.082cm" svg:height="1.061cm" svg:x="21.583cm" svg:y="14.75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2" draw:text-style-name="P1" xml:id="id17" draw:id="id17" draw:layer="layout" svg:width="1.468cm" svg:height="1.336cm" svg:x="23.345cm" svg:y="14.015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1" draw:text-style-name="P1" draw:layer="layout" svg:x1="22.665cm" svg:y1="14.103cm" svg:x2="23.555cm" svg:y2="14.332cm" draw:start-shape="id16" draw:start-glue-point="7" draw:end-shape="id17" draw:end-glue-point="8" svg:d="m22665 14103h340v229h550">
          <text:p/>
        </draw:connector>
        <draw:connector draw:style-name="gr31" draw:text-style-name="P1" draw:layer="layout" svg:x1="22.665cm" svg:y1="15.284cm" svg:x2="23.53cm" svg:y2="15.09cm" draw:start-shape="id18" draw:start-glue-point="7" draw:end-shape="id17" draw:end-glue-point="9" svg:d="m22665 15284h340v-194h525">
          <text:p/>
        </draw:connector>
        <draw:custom-shape draw:style-name="gr2" draw:text-style-name="P1" xml:id="id19" draw:id="id19" draw:layer="layout" svg:width="1.494cm" svg:height="1.876cm" svg:x="24.913cm" svg:y="14.871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31" draw:text-style-name="P1" draw:layer="layout" svg:x1="24.813cm" svg:y1="14.683cm" svg:x2="25.66cm" svg:y2="14.871cm" draw:start-shape="id17" draw:start-glue-point="5" draw:end-shape="id19" draw:end-glue-point="0" svg:d="m24813 14683h847v188">
          <text:p/>
        </draw:connector>
        <draw:custom-shape draw:style-name="gr2" draw:text-style-name="P1" xml:id="id20" draw:id="id20" draw:layer="layout" svg:width="0.234cm" svg:height="0.24cm" svg:x="21.335cm" svg:y="15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0.234cm" svg:height="0.24cm" svg:x="21.334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" draw:layer="layout" draw:line-skew="-0.164cm 2.607cm" svg:x1="26.407cm" svg:y1="15.809cm" svg:x2="21.335cm" svg:y2="15.628cm" draw:start-shape="id19" draw:start-glue-point="1" draw:end-shape="id20" draw:end-glue-point="6" svg:d="m26407 15809h337v1168h-5910v-1349h501">
          <text:p/>
        </draw:connector>
        <draw:connector draw:style-name="gr31" draw:text-style-name="P1" draw:layer="layout" svg:x1="21.335cm" svg:y1="15.628cm" svg:x2="21.334cm" svg:y2="14.327cm" draw:start-shape="id20" draw:start-glue-point="6" draw:end-shape="id21" draw:end-glue-point="6" svg:d="m21335 15628h-502v-1301h501">
          <text:p/>
        </draw:connector>
        <draw:frame draw:style-name="gr14" draw:text-style-name="P5" draw:layer="layout" svg:width="1.612cm" svg:height="0.645cm" svg:x="19.232cm" svg:y="13.474cm">
          <draw:text-box>
            <text:p><text:span text:style-name="T5">wb_rd</text:span></text:p>
          </draw:text-box>
        </draw:frame>
        <draw:frame draw:style-name="gr14" draw:text-style-name="P5" draw:layer="layout" svg:width="1.664cm" svg:height="0.645cm" svg:x="19.15cm" svg:y="14.744cm">
          <draw:text-box>
            <text:p><text:span text:style-name="T5">wb_wr</text:span></text:p>
          </draw:text-box>
        </draw:frame>
        <draw:frame draw:style-name="gr14" draw:text-style-name="P5" draw:layer="layout" svg:width="1.158cm" svg:height="0.645cm" svg:x="25.251cm" svg:y="15.152cm">
          <draw:text-box>
            <text:p><text:span text:style-name="T5">ack</text:span></text:p>
          </draw:text-box>
        </draw:frame>
        <draw:frame draw:style-name="gr14" draw:text-style-name="P5" draw:layer="layout" svg:width="1.158cm" svg:height="0.645cm" svg:x="25.112cm" svg:y="14.931cm">
          <draw:text-box>
            <text:p><text:span text:style-name="T5">set</text:span></text:p>
          </draw:text-box>
        </draw:frame>
        <draw:frame draw:style-name="gr14" draw:text-style-name="P5" draw:layer="layout" svg:width="1.418cm" svg:height="0.645cm" svg:x="25.01cm" svg:y="16.058cm">
          <draw:text-box>
            <text:p><text:span text:style-name="T5">reset</text:span></text:p>
          </draw:text-box>
        </draw:frame>
        <draw:line draw:style-name="gr9" draw:text-style-name="P1" draw:layer="layout" svg:x1="20.645cm" svg:y1="13.877cm" svg:x2="21.589cm" svg:y2="13.877cm">
          <text:p/>
        </draw:line>
        <draw:line draw:style-name="gr9" draw:text-style-name="P1" draw:layer="layout" svg:x1="21.563cm" svg:y1="15.106cm" svg:x2="20.436cm" svg:y2="15.106cm">
          <text:p/>
        </draw:line>
      </draw:page>
      <draw:page draw:name="page2" draw:style-name="dp1" draw:master-page-name="Default">
        <draw:custom-shape draw:style-name="gr1" draw:text-style-name="P1" xml:id="id26" draw:id="id26" draw:layer="layout" svg:width="20.216cm" svg:height="9.45cm" svg:x="5.136cm" svg:y="3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5" draw:id="id25" draw:layer="layout" svg:width="2.703cm" svg:height="4.131cm" svg:x="13.701cm" svg:y="4.096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xml:id="id22" draw:id="id22" draw:layer="layout" svg:width="5.315cm" svg:height="3.8cm" svg:x="20.012cm" svg:y="8.995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layer="layout" svg:width="1.826cm" svg:height="0.645cm" svg:x="20.085cm" svg:y="8.97cm">
          <draw:text-box>
            <text:p><text:span text:style-name="T1">tx_data</text:span></text:p>
          </draw:text-box>
        </draw:frame>
        <draw:frame draw:style-name="gr5" draw:layer="layout" svg:width="1.882cm" svg:height="1.039cm" svg:x="23.486cm" svg:y="9.882cm">
          <draw:text-box>
            <text:p><text:span text:style-name="T1"/></text:p>
            <text:p><text:span text:style-name="T1">uart_txd</text:span></text:p>
          </draw:text-box>
        </draw:frame>
        <draw:frame draw:style-name="gr6" draw:text-style-name="P2" draw:layer="layout" svg:width="2.183cm" svg:height="0.962cm" svg:x="21.625cm" svg:y="11.904cm">
          <draw:text-box>
            <text:p><text:span text:style-name="T2">uart.v</text:span></text:p>
          </draw:text-box>
        </draw:frame>
        <draw:frame draw:style-name="gr7" draw:text-style-name="P2" draw:layer="layout" svg:width="3.336cm" svg:height="0.962cm" svg:x="5.609cm" svg:y="12.441cm">
          <draw:text-box>
            <text:p><text:span text:style-name="T2">wb_uart.v</text:span></text:p>
          </draw:text-box>
        </draw:frame>
        <draw:custom-shape draw:style-name="gr2" draw:text-style-name="P1" draw:layer="layout" svg:width="1.51cm" svg:height="1.668cm" svg:x="7.443cm" svg:y="8.48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5.633cm" svg:y="8.4cm">
          <draw:text-box>
            <text:p><text:span text:style-name="T3">wb_stb_i</text:span></text:p>
            <text:p><text:span text:style-name="T3">wb_cyc_i</text:span></text:p>
            <text:p><text:span text:style-name="T1">ack</text:span></text:p>
          </draw:text-box>
        </draw:frame>
        <draw:line draw:style-name="gr9" draw:text-style-name="P1" draw:layer="layout" svg:x1="5.643cm" svg:y1="8.946cm" svg:x2="7.443cm" svg:y2="8.946cm">
          <text:p/>
        </draw:line>
        <draw:line draw:style-name="gr9" draw:text-style-name="P1" draw:layer="layout" svg:x1="5.642cm" svg:y1="9.345cm" svg:x2="7.442cm" svg:y2="9.345cm">
          <text:p/>
        </draw:line>
        <draw:line draw:style-name="gr9" draw:text-style-name="P1" draw:layer="layout" svg:x1="5.642cm" svg:y1="9.745cm" svg:x2="7.442cm" svg:y2="9.745cm">
          <text:p/>
        </draw:line>
        <draw:frame draw:style-name="gr10" draw:text-style-name="P3" draw:layer="layout" svg:width="2.534cm" svg:height="0.645cm" svg:x="8.844cm" svg:y="8.787cm">
          <draw:text-box>
            <text:p><text:span text:style-name="T3">wb_ack_o</text:span></text:p>
          </draw:text-box>
        </draw:frame>
        <draw:line draw:style-name="gr9" draw:text-style-name="P1" draw:layer="layout" svg:x1="8.941cm" svg:y1="9.344cm" svg:x2="10.741cm" svg:y2="9.344cm">
          <text:p/>
        </draw:line>
        <draw:custom-shape draw:style-name="gr2" draw:text-style-name="P1" xml:id="id23" draw:id="id23" draw:layer="layout" svg:width="1.51cm" svg:height="1.668cm" svg:x="7.323cm" svg:y="4.5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5.513cm" svg:y="4.433cm">
          <draw:text-box>
            <text:p><text:span text:style-name="T3">wb_stb_i</text:span></text:p>
            <text:p><text:span text:style-name="T3">wb_cyc_i</text:span></text:p>
            <text:p><text:span text:style-name="T3">wb_we_i</text:span></text:p>
          </draw:text-box>
        </draw:frame>
        <draw:line draw:style-name="gr9" draw:text-style-name="P1" draw:layer="layout" svg:x1="5.523cm" svg:y1="4.979cm" svg:x2="7.323cm" svg:y2="4.979cm">
          <text:p/>
        </draw:line>
        <draw:line draw:style-name="gr9" draw:text-style-name="P1" draw:layer="layout" svg:x1="5.522cm" svg:y1="5.378cm" svg:x2="7.322cm" svg:y2="5.378cm">
          <text:p/>
        </draw:line>
        <draw:line draw:style-name="gr9" draw:text-style-name="P1" draw:layer="layout" svg:x1="5.522cm" svg:y1="5.778cm" svg:x2="7.322cm" svg:y2="5.778cm">
          <text:p/>
        </draw:line>
        <draw:frame draw:style-name="gr14" draw:text-style-name="P5" draw:layer="layout" svg:width="1.664cm" svg:height="0.645cm" svg:x="9.139cm" svg:y="4.795cm">
          <draw:text-box>
            <text:p><text:span text:style-name="T5">wb_wr</text:span></text:p>
          </draw:text-box>
        </draw:frame>
        <draw:frame draw:style-name="gr15" draw:layer="layout" svg:width="2.601cm" svg:height="1.38cm" svg:x="17.478cm" svg:y="8.754cm">
          <draw:text-box>
            <text:p><text:span text:style-name="T3">wb_dat_i[7:0]</text:span></text:p>
          </draw:text-box>
        </draw:frame>
        <draw:connector draw:style-name="gr24" draw:text-style-name="P1" draw:layer="layout" svg:x1="17.768cm" svg:y1="9.393cm" svg:x2="20.029cm" svg:y2="9.394cm" draw:end-shape="id22" draw:end-glue-point="7" svg:d="m17768 9393h871v1h1390">
          <text:p/>
        </draw:connector>
        <draw:connector draw:style-name="gr22" draw:text-style-name="P1" draw:layer="layout" svg:x1="8.833cm" svg:y1="5.354cm" svg:x2="10.839cm" svg:y2="5.343cm" draw:start-shape="id23" draw:start-glue-point="7" svg:d="m8833 5354h1254v-11h752">
          <text:p/>
        </draw:connector>
        <draw:connector draw:style-name="gr22" draw:text-style-name="P1" draw:layer="layout" svg:x1="9.262cm" svg:y1="5.864cm" svg:x2="10.799cm" svg:y2="5.867cm" svg:d="m9262 5864h1019v3h518">
          <text:p/>
        </draw:connector>
        <draw:frame draw:style-name="gr23" draw:text-style-name="P5" draw:layer="layout" svg:width="1.27cm" svg:height="0.645cm" svg:x="9.017cm" svg:y="5.344cm">
          <draw:text-box>
            <text:p><text:span text:style-name="T5">~ack</text:span></text:p>
          </draw:text-box>
        </draw:frame>
        <draw:frame draw:style-name="gr25" draw:text-style-name="P6" draw:layer="layout" svg:width="0.951cm" svg:height="1.979cm" svg:x="13.721cm" svg:y="4.67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custom-shape draw:style-name="gr11" draw:text-style-name="P1" xml:id="id24" draw:id="id24" draw:layer="layout" svg:width="0.607cm" svg:height="0.637cm" svg:x="12.575cm" svg:y="4.613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13.182cm" svg:y1="4.931cm" svg:x2="13.704cm" svg:y2="4.928cm" draw:start-shape="id24" draw:start-glue-point="1" draw:end-shape="id25" draw:end-glue-point="4" svg:d="m13182 4931h260v-3h262">
          <text:p/>
        </draw:connector>
        <draw:connector draw:style-name="gr22" draw:text-style-name="P1" draw:layer="layout" svg:x1="16.405cm" svg:y1="6.161cm" svg:x2="22.669cm" svg:y2="8.995cm" draw:start-shape="id25" draw:start-glue-point="1" draw:end-shape="id22" draw:end-glue-point="0" svg:d="m16405 6161h6264v2834">
          <text:p/>
        </draw:connector>
        <draw:frame draw:style-name="gr23" draw:text-style-name="P5" draw:layer="layout" svg:width="1.367cm" svg:height="0.645cm" svg:x="22.006cm" svg:y="9.085cm">
          <draw:text-box>
            <text:p><text:span text:style-name="T5">tx_wr</text:span></text:p>
          </draw:text-box>
        </draw:frame>
        <draw:frame draw:style-name="gr34" draw:text-style-name="P7" draw:layer="layout" svg:width="0.951cm" svg:height="1.366cm" svg:x="13.468cm" svg:y="7.384cm">
          <draw:text-box>
            <text:p><text:span text:style-name="T7">&gt;</text:span></text:p>
          </draw:text-box>
        </draw:frame>
        <draw:frame draw:style-name="gr28" draw:text-style-name="P6" draw:layer="layout" svg:width="0.951cm" svg:height="0.683cm" svg:x="15.567cm" svg:y="5.832cm">
          <draw:text-box>
            <text:p><text:span text:style-name="T6">Q</text:span></text:p>
          </draw:text-box>
        </draw:frame>
        <draw:connector draw:style-name="gr22" draw:text-style-name="P1" draw:layer="layout" svg:x1="9.311cm" svg:y1="6.365cm" svg:x2="10.848cm" svg:y2="6.368cm" svg:d="m9311 6365h1019v3h518">
          <text:p/>
        </draw:connector>
        <draw:frame draw:style-name="gr18" draw:text-style-name="P3" draw:layer="layout" svg:width="2.401cm" svg:height="0.645cm" svg:x="8.625cm" svg:y="5.808cm">
          <draw:text-box>
            <text:p><text:span text:style-name="T3">wb_adr_i[2]</text:span></text:p>
          </draw:text-box>
        </draw:frame>
        <draw:frame draw:style-name="gr18" draw:text-style-name="P5" draw:layer="layout" svg:width="1.958cm" svg:height="0.645cm" svg:x="8.966cm" svg:y="6.41cm">
          <draw:text-box>
            <text:p><text:span text:style-name="T5">~tx_busy</text:span></text:p>
          </draw:text-box>
        </draw:frame>
        <draw:custom-shape draw:style-name="gr3" draw:text-style-name="P1" xml:id="id27" draw:id="id27" draw:layer="layout" svg:width="1.468cm" svg:height="2.096cm" svg:x="10.843cm" svg:y="5.104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30" draw:text-style-name="P1" draw:layer="layout" svg:x1="9.17cm" svg:y1="6.947cm" svg:x2="10.843cm" svg:y2="6.973cm">
          <text:p/>
        </draw:line>
        <draw:connector draw:style-name="gr31" draw:text-style-name="P1" draw:layer="layout" svg:x1="25.352cm" svg:y1="8.55cm" svg:x2="25.352cm" svg:y2="8.55cm" draw:start-shape="id26" draw:end-shape="id26" svg:d="m25352 8550">
          <text:p/>
        </draw:connector>
        <draw:connector draw:style-name="gr22" draw:text-style-name="P1" draw:layer="layout" draw:line-skew="0.773cm" svg:x1="12.311cm" svg:y1="6.152cm" svg:x2="13.702cm" svg:y2="6.161cm" draw:start-shape="id27" draw:start-glue-point="7" draw:end-shape="id25" svg:d="m12311 6152h1469v9h-78">
          <text:p/>
        </draw:connector>
        <draw:custom-shape draw:style-name="gr2" draw:text-style-name="P1" xml:id="id28" draw:id="id28" draw:layer="layout" svg:width="1.082cm" svg:height="1.061cm" svg:x="13.74cm" svg:y="9.626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30" draw:id="id30" draw:layer="layout" svg:width="1.082cm" svg:height="1.061cm" svg:x="13.74cm" svg:y="10.807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2" draw:text-style-name="P1" xml:id="id29" draw:id="id29" draw:layer="layout" svg:width="1.468cm" svg:height="1.336cm" svg:x="15.502cm" svg:y="10.068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1" draw:text-style-name="P1" draw:layer="layout" svg:x1="14.822cm" svg:y1="10.156cm" svg:x2="15.712cm" svg:y2="10.385cm" draw:start-shape="id28" draw:start-glue-point="7" draw:end-shape="id29" draw:end-glue-point="8" svg:d="m14822 10156h340v229h550">
          <text:p/>
        </draw:connector>
        <draw:connector draw:style-name="gr31" draw:text-style-name="P1" draw:layer="layout" svg:x1="14.822cm" svg:y1="11.337cm" svg:x2="15.687cm" svg:y2="11.143cm" draw:start-shape="id30" draw:start-glue-point="7" draw:end-shape="id29" draw:end-glue-point="9" svg:d="m14822 11337h340v-194h525">
          <text:p/>
        </draw:connector>
        <draw:custom-shape draw:style-name="gr2" draw:text-style-name="P1" xml:id="id31" draw:id="id31" draw:layer="layout" svg:width="1.494cm" svg:height="1.876cm" svg:x="17.07cm" svg:y="10.924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31" draw:text-style-name="P1" draw:layer="layout" svg:x1="16.97cm" svg:y1="10.736cm" svg:x2="17.817cm" svg:y2="10.924cm" draw:start-shape="id29" draw:start-glue-point="5" draw:end-shape="id31" draw:end-glue-point="0" svg:d="m16970 10736h847v188">
          <text:p/>
        </draw:connector>
        <draw:custom-shape draw:style-name="gr2" draw:text-style-name="P1" xml:id="id32" draw:id="id32" draw:layer="layout" svg:width="0.234cm" svg:height="0.24cm" svg:x="13.492cm" svg:y="11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3" draw:id="id33" draw:layer="layout" svg:width="0.234cm" svg:height="0.24cm" svg:x="13.491cm" svg:y="10.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1" draw:text-style-name="P1" draw:layer="layout" draw:line-skew="-0.164cm 2.607cm" svg:x1="18.564cm" svg:y1="11.862cm" svg:x2="13.492cm" svg:y2="11.681cm" draw:start-shape="id31" draw:start-glue-point="1" draw:end-shape="id32" draw:end-glue-point="6" svg:d="m18564 11862h337v1168h-5910v-1349h501">
          <text:p/>
        </draw:connector>
        <draw:connector draw:style-name="gr31" draw:text-style-name="P1" draw:layer="layout" svg:x1="13.492cm" svg:y1="11.681cm" svg:x2="13.491cm" svg:y2="10.38cm" draw:start-shape="id32" draw:start-glue-point="6" draw:end-shape="id33" draw:end-glue-point="6" svg:d="m13492 11681h-502v-1301h501">
          <text:p/>
        </draw:connector>
        <draw:frame draw:style-name="gr14" draw:text-style-name="P5" draw:layer="layout" svg:width="1.612cm" svg:height="0.645cm" svg:x="11.389cm" svg:y="9.527cm">
          <draw:text-box>
            <text:p><text:span text:style-name="T5">wb_rd</text:span></text:p>
          </draw:text-box>
        </draw:frame>
        <draw:frame draw:style-name="gr14" draw:text-style-name="P5" draw:layer="layout" svg:width="1.664cm" svg:height="0.645cm" svg:x="11.307cm" svg:y="10.797cm">
          <draw:text-box>
            <text:p><text:span text:style-name="T5">wb_wr</text:span></text:p>
          </draw:text-box>
        </draw:frame>
        <draw:frame draw:style-name="gr14" draw:text-style-name="P5" draw:layer="layout" svg:width="1.158cm" svg:height="0.645cm" svg:x="18.513cm" svg:y="11.302cm">
          <draw:text-box>
            <text:p><text:span text:style-name="T5">ack</text:span></text:p>
          </draw:text-box>
        </draw:frame>
        <draw:frame draw:style-name="gr14" draw:text-style-name="P5" draw:layer="layout" svg:width="1.158cm" svg:height="0.645cm" svg:x="17.437cm" svg:y="10.888cm">
          <draw:text-box>
            <text:p><text:span text:style-name="T5">set</text:span></text:p>
          </draw:text-box>
        </draw:frame>
        <draw:frame draw:style-name="gr14" draw:text-style-name="P5" draw:layer="layout" svg:width="1.418cm" svg:height="0.645cm" svg:x="17.167cm" svg:y="12.111cm">
          <draw:text-box>
            <text:p><text:span text:style-name="T5">reset</text:span></text:p>
          </draw:text-box>
        </draw:frame>
        <draw:line draw:style-name="gr9" draw:text-style-name="P1" draw:layer="layout" svg:x1="12.802cm" svg:y1="9.93cm" svg:x2="13.746cm" svg:y2="9.93cm">
          <text:p/>
        </draw:line>
        <draw:line draw:style-name="gr9" draw:text-style-name="P1" draw:layer="layout" svg:x1="13.72cm" svg:y1="11.159cm" svg:x2="12.593cm" svg:y2="11.159cm">
          <text:p/>
        </draw:line>
        <draw:frame draw:style-name="gr35" draw:text-style-name="P8" draw:layer="layout" svg:width="0.697cm" svg:height="0.645cm" svg:x="13.449cm" svg:y="12.43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6.883cm" svg:y="5.63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12.553cm" svg:y="5.63cm">
          <draw:text-box>
            <text:p text:style-name="P8"><text:span text:style-name="T8">1</text:span></text:p>
          </draw:text-box>
        </draw:frame>
        <draw:frame draw:style-name="gr36" draw:text-style-name="P8" draw:layer="layout" svg:width="0.697cm" svg:height="0.645cm" svg:x="13.081cm" svg:y="10.677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13.01cm" svg:y="9.409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3.45cm" svg:y="12.431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4.708cm" svg:y="9.629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4.709cm" svg:y="9.63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4.719cm" svg:y="10.674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17.051cm" svg:y="10.203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3cm" svg:y="4.468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4cm" svg:y="4.469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3cm" svg:y="4.468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4cm" svg:y="4.469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8cm" svg:y="4.938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9cm" svg:y="4.939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8cm" svg:y="4.938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9cm" svg:y="4.939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4.978cm" svg:y="5.36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029cm" svg:y="8.869cm">
          <draw:text-box>
            <text:p text:style-name="P8"><text:span text:style-name="T8">1</text:span></text:p>
          </draw:text-box>
        </draw:frame>
        <draw:frame draw:style-name="gr37" draw:text-style-name="P8" draw:layer="layout" svg:width="0.697cm" svg:height="0.645cm" svg:x="8.381cm" svg:y="5.855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054cm" svg:y="8.369cm">
          <draw:text-box>
            <text:p text:style-name="P8"><text:span text:style-name="T8">1</text:span></text:p>
          </draw:text-box>
        </draw:frame>
      </draw:page>
      <draw:page draw:name="page3" draw:style-name="dp1" draw:master-page-name="Default">
        <draw:custom-shape draw:style-name="gr1" draw:text-style-name="P1" xml:id="id44" draw:id="id44" draw:layer="layout" svg:width="19.844cm" svg:height="12.313cm" svg:x="5.554cm" svg:y="3.3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4" draw:id="id34" draw:layer="layout" svg:width="5.315cm" svg:height="3.8cm" svg:x="20.012cm" svg:y="8.995cm">
          <draw:glue-point draw:id="4" svg:x="-4.423cm" svg:y="5.002cm"/>
          <draw:glue-point draw:id="5" svg:x="-4.968cm" svg:y="2.1cm"/>
          <draw:glue-point draw:id="6" svg:x="-5.002cm" svg:y="1.052cm"/>
          <draw:glue-point draw:id="7" svg:x="-4.968cm" svg:y="-3.952cm"/>
          <draw:glue-point draw:id="8" svg:x="-5.002cm" svg:y="-3.06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1.826cm" svg:height="3.72cm" svg:x="20.085cm" svg:y="8.97cm">
          <draw:text-box>
            <text:p><text:span text:style-name="T1"/></text:p>
            <text:p><text:span text:style-name="T1">rx_data</text:span></text:p>
            <text:p><text:span text:style-name="T1">rx_ack</text:span></text:p>
            <text:p><text:span text:style-name="T1"/></text:p>
            <text:p><text:span text:style-name="T1">tx_busy</text:span></text:p>
            <text:p><text:span text:style-name="T1">rx_error</text:span></text:p>
            <text:p><text:span text:style-name="T1">rx_avail</text:span></text:p>
            <text:p/>
          </draw:text-box>
        </draw:frame>
        <draw:frame draw:style-name="gr5" draw:layer="layout" svg:width="1.882cm" svg:height="1.433cm" svg:x="23.486cm" svg:y="9.882cm">
          <draw:text-box>
            <text:p><text:span text:style-name="T1">uart_rxd</text:span></text:p>
            <text:p><text:span text:style-name="T1"/></text:p>
            <text:p><text:span text:style-name="T1">uart_txd</text:span></text:p>
          </draw:text-box>
        </draw:frame>
        <draw:frame draw:style-name="gr6" draw:text-style-name="P2" draw:layer="layout" svg:width="2.183cm" svg:height="0.962cm" svg:x="21.625cm" svg:y="11.904cm">
          <draw:text-box>
            <text:p><text:span text:style-name="T2">uart.v</text:span></text:p>
          </draw:text-box>
        </draw:frame>
        <draw:frame draw:style-name="gr7" draw:text-style-name="P2" draw:layer="layout" svg:width="3.336cm" svg:height="0.962cm" svg:x="5.968cm" svg:y="14.726cm">
          <draw:text-box>
            <text:p><text:span text:style-name="T2">wb_uart.v</text:span></text:p>
          </draw:text-box>
        </draw:frame>
        <draw:custom-shape draw:style-name="gr2" draw:text-style-name="P1" draw:layer="layout" svg:width="1.51cm" svg:height="1.668cm" svg:x="8.139cm" svg:y="5.095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6.329cm" svg:y="5.008cm">
          <draw:text-box>
            <text:p><text:span text:style-name="T3">wb_stb_i</text:span></text:p>
            <text:p><text:span text:style-name="T3">wb_cyc_i</text:span></text:p>
            <text:p><text:span text:style-name="T1">ack</text:span></text:p>
          </draw:text-box>
        </draw:frame>
        <draw:line draw:style-name="gr9" draw:text-style-name="P1" draw:layer="layout" svg:x1="6.339cm" svg:y1="5.554cm" svg:x2="8.139cm" svg:y2="5.554cm">
          <text:p/>
        </draw:line>
        <draw:line draw:style-name="gr9" draw:text-style-name="P1" draw:layer="layout" svg:x1="6.338cm" svg:y1="5.953cm" svg:x2="8.138cm" svg:y2="5.953cm">
          <text:p/>
        </draw:line>
        <draw:line draw:style-name="gr9" draw:text-style-name="P1" draw:layer="layout" svg:x1="6.338cm" svg:y1="6.353cm" svg:x2="8.138cm" svg:y2="6.353cm">
          <text:p/>
        </draw:line>
        <draw:frame draw:style-name="gr10" draw:text-style-name="P3" draw:layer="layout" svg:width="2.534cm" svg:height="0.645cm" svg:x="9.54cm" svg:y="5.395cm">
          <draw:text-box>
            <text:p><text:span text:style-name="T3">wb_ack_o</text:span></text:p>
          </draw:text-box>
        </draw:frame>
        <draw:line draw:style-name="gr9" draw:text-style-name="P1" draw:layer="layout" svg:x1="9.637cm" svg:y1="5.952cm" svg:x2="11.437cm" svg:y2="5.952cm">
          <text:p/>
        </draw:line>
        <draw:custom-shape draw:style-name="gr11" draw:text-style-name="P1" xml:id="id51" draw:id="id51" draw:layer="layout" svg:width="0.607cm" svg:height="0.637cm" svg:x="14.871cm" svg:y="12.0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5.47cm" svg:y="12.06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6.07cm" svg:y="12.06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xml:id="id35" draw:id="id35" draw:layer="layout" svg:width="0.607cm" svg:height="0.637cm" svg:x="16.67cm" svg:y="12.0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7.27cm" svg:y="12.06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07cm" svg:height="0.637cm" svg:x="17.87cm" svg:y="12.06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xml:id="id36" draw:id="id36" draw:layer="layout" svg:width="0.607cm" svg:height="0.637cm" svg:x="18.47cm" svg:y="12.0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7" draw:id="id37" draw:layer="layout" svg:width="0.607cm" svg:height="0.637cm" svg:x="19.069cm" svg:y="12.06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0.012cm" svg:y1="10.895cm" svg:x2="16.973cm" svg:y2="12.061cm" draw:start-shape="id34" draw:start-glue-point="9" draw:end-shape="id35" draw:end-glue-point="0" svg:d="m20012 10895h-3039v1166">
          <text:p/>
        </draw:connector>
        <draw:connector draw:style-name="gr12" draw:text-style-name="P1" draw:layer="layout" svg:x1="20.012cm" svg:y1="11.294cm" svg:x2="18.773cm" svg:y2="12.061cm" draw:start-shape="id34" draw:start-glue-point="6" draw:end-shape="id36" draw:end-glue-point="0" svg:d="m20012 11294h-1239v767">
          <text:p/>
        </draw:connector>
        <draw:connector draw:style-name="gr12" draw:text-style-name="P1" draw:layer="layout" svg:x1="20.029cm" svg:y1="11.693cm" svg:x2="19.372cm" svg:y2="12.06cm" draw:start-shape="id34" draw:start-glue-point="5" draw:end-shape="id37" draw:end-glue-point="0" svg:d="m20029 11693h-657v367">
          <text:p/>
        </draw:connector>
        <draw:frame draw:style-name="gr13" draw:text-style-name="P4" draw:layer="layout" svg:width="1.454cm" svg:height="0.725cm" svg:x="14.606cm" svg:y="11.428cm">
          <draw:text-box>
            <text:p><text:span text:style-name="T4">UCR</text:span></text:p>
          </draw:text-box>
        </draw:frame>
        <draw:custom-shape draw:style-name="gr2" draw:text-style-name="P1" xml:id="id38" draw:id="id38" draw:layer="layout" svg:width="3.173cm" svg:height="1.025cm" draw:transform="rotate (1.5707963267949) translate (12.643cm 11.989cm)">
          <draw:glue-point draw:id="8" svg:x="5.053cm" svg:y="3.422cm"/>
          <draw:glue-point draw:id="9" svg:x="5.053cm" svg:y="-3.246cm"/>
          <text:p/>
          <draw:enhanced-geometry svg:viewBox="0 0 21600 21600" draw:mirror-horizontal="true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16" draw:text-style-name="P1" draw:layer="layout" draw:line-skew="-2.964cm" svg:x1="20.012cm" svg:y1="9.731cm" svg:x2="13.669cm" svg:y2="9.374cm" draw:start-shape="id34" draw:start-glue-point="8" draw:end-shape="id38" draw:end-glue-point="9" svg:d="m20012 9731h-4550v-357h-1793">
          <text:p/>
        </draw:connector>
        <draw:frame draw:style-name="gr17" draw:text-style-name="P3" draw:layer="layout" svg:width="2.708cm" svg:height="0.707cm" svg:x="5.605cm" svg:y="11.053cm">
          <draw:text-box>
            <text:p><text:span text:style-name="T3">wb_dat_o[7:0]</text:span></text:p>
          </draw:text-box>
        </draw:frame>
        <draw:frame draw:style-name="gr18" draw:text-style-name="P3" xml:id="id42" draw:id="id42" draw:layer="layout" svg:width="2.335cm" svg:height="0.645cm" svg:x="5.615cm" svg:y="7.659cm">
          <draw:text-box>
            <text:p><text:span text:style-name="T3">wb_adr_i[2]</text:span></text:p>
          </draw:text-box>
        </draw:frame>
        <draw:frame draw:style-name="gr19" xml:id="id43" draw:id="id43" draw:layer="layout" svg:width="0.698cm" svg:height="3.009cm" svg:x="12.929cm" svg:y="9.161cm">
          <draw:text-box>
            <text:p><text:span text:style-name="T1">1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0</text:span></text:p>
            <text:p><text:span text:style-name="T1"/></text:p>
          </draw:text-box>
        </draw:frame>
        <draw:custom-shape draw:style-name="gr2" draw:text-style-name="P1" xml:id="id39" draw:id="id39" draw:layer="layout" svg:width="2.703cm" svg:height="4.131cm" svg:x="8.119cm" svg:y="9.573cm">
          <draw:glue-point draw:id="4" svg:x="5.001cm" svg:y="-2.989cm"/>
          <draw:glue-point draw:id="5" svg:x="5.001cm" svg:y="3.035cm"/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2.645cm" svg:y1="10.403cm" svg:x2="10.821cm" svg:y2="10.404cm" draw:start-shape="id38" draw:start-glue-point="6" draw:end-shape="id39" draw:end-glue-point="4" svg:d="m12645 10403h-913v1h-911">
          <text:p/>
        </draw:connector>
        <draw:frame draw:style-name="gr19" draw:text-style-name="P6" draw:layer="layout" svg:width="0.951cm" svg:height="1.979cm" svg:x="9.871cm" svg:y="10.097cm">
          <draw:text-box>
            <text:p><text:span text:style-name="T6">D</text:span></text:p>
            <text:p><text:span text:style-name="T6"/></text:p>
            <text:p><text:span text:style-name="T6"/></text:p>
            <text:p><text:span text:style-name="T6">ce</text:span></text:p>
          </draw:text-box>
        </draw:frame>
        <draw:frame draw:style-name="gr20" draw:text-style-name="P7" draw:layer="layout" svg:width="0.951cm" svg:height="1.369cm" svg:x="10.282cm" svg:y="12.841cm">
          <draw:text-box>
            <text:p><text:span text:style-name="T7">&lt;</text:span></text:p>
          </draw:text-box>
        </draw:frame>
        <draw:custom-shape draw:style-name="gr2" draw:text-style-name="P1" xml:id="id41" draw:id="id41" draw:layer="layout" svg:width="1.51cm" svg:height="1.668cm" svg:x="15.051cm" svg:y="13.463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frame draw:style-name="gr8" draw:layer="layout" svg:width="2.126cm" svg:height="1.474cm" svg:x="16.371cm" svg:y="13.377cm">
          <draw:text-box>
            <text:p><text:span text:style-name="T3"><text:s/></text:span><text:span text:style-name="T3">wb_stb_i</text:span></text:p>
            <text:p><text:span text:style-name="T3"><text:s/></text:span><text:span text:style-name="T3">wb_cyc_i</text:span></text:p>
            <text:p><text:span text:style-name="T3">~wb_we_i</text:span></text:p>
          </draw:text-box>
        </draw:frame>
        <draw:line draw:style-name="gr9" draw:text-style-name="P1" draw:layer="layout" svg:x1="16.576cm" svg:y1="13.896cm" svg:x2="18.376cm" svg:y2="13.896cm">
          <text:p/>
        </draw:line>
        <draw:line draw:style-name="gr9" draw:text-style-name="P1" draw:layer="layout" svg:x1="16.564cm" svg:y1="14.322cm" svg:x2="18.364cm" svg:y2="14.322cm">
          <text:p/>
        </draw:line>
        <draw:line draw:style-name="gr9" draw:text-style-name="P1" draw:layer="layout" svg:x1="16.576cm" svg:y1="14.722cm" svg:x2="18.376cm" svg:y2="14.722cm">
          <text:p/>
        </draw:line>
        <draw:frame draw:style-name="gr14" draw:text-style-name="P5" draw:layer="layout" svg:width="1.612cm" svg:height="0.645cm" svg:x="13.607cm" svg:y="13.743cm">
          <draw:text-box>
            <text:p><text:span text:style-name="T5">wb_rd</text:span></text:p>
          </draw:text-box>
        </draw:frame>
        <draw:connector draw:style-name="gr16" draw:text-style-name="P1" draw:layer="layout" svg:x1="12.005cm" svg:y1="14.679cm" svg:x2="10.822cm" svg:y2="11.638cm" draw:start-shape="id40" draw:start-glue-point="7" draw:end-shape="id39" draw:end-glue-point="1" svg:d="m12005 14679h-593v-3041h-590">
          <text:p/>
        </draw:connector>
        <draw:custom-shape draw:style-name="gr2" draw:text-style-name="P1" xml:id="id40" draw:id="id40" draw:layer="layout" svg:width="1.51cm" svg:height="1.668cm" svg:x="12.004cm" svg:y="13.845cm">
          <draw:glue-point draw:id="8" svg:x="5.006cm" svg:y="-2.308cm"/>
          <draw:glue-point draw:id="9" svg:x="5.006cm" svg:y="2.494cm"/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connector draw:style-name="gr21" draw:text-style-name="P1" draw:layer="layout" svg:x1="15.052cm" svg:y1="14.297cm" svg:x2="13.514cm" svg:y2="14.295cm" draw:start-shape="id41" draw:start-glue-point="7" draw:end-shape="id40" draw:end-glue-point="8" svg:d="m15052 14297h-770v-2h-768">
          <text:p/>
        </draw:connector>
        <draw:connector draw:style-name="gr22" draw:text-style-name="P1" draw:layer="layout" svg:x1="13.514cm" svg:y1="15.094cm" svg:x2="15.051cm" svg:y2="15.097cm" draw:start-shape="id40" draw:start-glue-point="9" svg:d="m13514 15094h1019v3h518">
          <text:p/>
        </draw:connector>
        <draw:frame draw:style-name="gr23" draw:text-style-name="P5" draw:layer="layout" svg:width="1.27cm" svg:height="0.645cm" svg:x="13.633cm" svg:y="14.593cm">
          <draw:text-box>
            <text:p><text:span text:style-name="T5">~ack</text:span></text:p>
          </draw:text-box>
        </draw:frame>
        <draw:connector draw:style-name="gr22" draw:text-style-name="P1" draw:layer="layout" svg:x1="7.95cm" svg:y1="7.981cm" svg:x2="13.278cm" svg:y2="9.161cm" draw:start-shape="id42" draw:start-glue-point="1" draw:end-shape="id43" draw:end-glue-point="0" svg:d="m7950 7981h5328v1180">
          <text:p/>
        </draw:connector>
        <draw:line draw:style-name="gr29" draw:text-style-name="P1" draw:layer="layout" svg:x1="8.145cm" svg:y1="11.683cm" svg:x2="5.579cm" svg:y2="11.683cm">
          <text:p/>
        </draw:line>
        <draw:connector draw:style-name="gr31" draw:text-style-name="P1" draw:layer="layout" svg:x1="25.398cm" svg:y1="9.48cm" svg:x2="25.398cm" svg:y2="9.48cm" draw:start-shape="id44" draw:end-shape="id44" svg:d="m25398 9480">
          <text:p/>
        </draw:connector>
        <draw:custom-shape draw:style-name="gr2" draw:text-style-name="P1" xml:id="id45" draw:id="id45" draw:layer="layout" svg:width="1.082cm" svg:height="1.061cm" svg:x="15.688cm" svg:y="4.144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2" draw:text-style-name="P1" xml:id="id47" draw:id="id47" draw:layer="layout" svg:width="1.082cm" svg:height="1.061cm" svg:x="15.688cm" svg:y="5.325cm">
          <draw:glue-point draw:id="8" svg:x="-5cm" svg:y="-2.302cm"/>
          <draw:glue-point draw:id="9" svg:x="-5cm" svg:y="2.488cm"/>
          <text:p/>
          <draw:enhanced-geometry svg:viewBox="0 0 21600 21600" draw:mirror-horizontal="false" draw:glue-points="10800 0 0 10800 10800 21600 21600 10800" draw:text-areas="0 3100 18500 18500" draw:type="flowchart-delay" draw:enhanced-path="M 10800 0 X 21600 10800 10800 21600 L 0 21600 0 0 Z N"/>
        </draw:custom-shape>
        <draw:custom-shape draw:style-name="gr32" draw:text-style-name="P1" xml:id="id46" draw:id="id46" draw:layer="layout" svg:width="1.468cm" svg:height="1.336cm" svg:x="17.45cm" svg:y="4.586cm">
          <draw:glue-point draw:id="8" svg:x="-3.576cm" svg:y="-2.634cm"/>
          <draw:glue-point draw:id="9" svg:x="-3.746cm" svg:y="3.053cm"/>
          <text:p/>
          <draw:enhanced-geometry svg:viewBox="0 0 21600 21600" draw:mirror-horizontal="true" draw:glue-points="21600 0 0 10800 21600 21600 ?f0 10800" draw:text-areas="?f1 ?f10 21600 ?f11" draw:type="moon" draw:modifiers="18100.476514635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31" draw:text-style-name="P1" draw:layer="layout" svg:x1="16.77cm" svg:y1="4.674cm" svg:x2="17.66cm" svg:y2="4.903cm" draw:start-shape="id45" draw:start-glue-point="7" draw:end-shape="id46" draw:end-glue-point="8" svg:d="m16770 4674h340v229h550">
          <text:p/>
        </draw:connector>
        <draw:connector draw:style-name="gr31" draw:text-style-name="P1" draw:layer="layout" svg:x1="16.77cm" svg:y1="5.855cm" svg:x2="17.635cm" svg:y2="5.661cm" draw:start-shape="id47" draw:start-glue-point="7" draw:end-shape="id46" draw:end-glue-point="9" svg:d="m16770 5855h340v-194h525">
          <text:p/>
        </draw:connector>
        <draw:custom-shape draw:style-name="gr2" draw:text-style-name="P1" xml:id="id48" draw:id="id48" draw:layer="layout" svg:width="1.494cm" svg:height="1.876cm" svg:x="19.018cm" svg:y="5.442cm">
          <draw:glue-point draw:id="4" svg:x="-4.994cm" svg:y="-2.987cm"/>
          <draw:glue-point draw:id="5" svg:x="-4.994cm" svg:y="3.033cm"/>
          <text:p/>
          <draw:enhanced-geometry svg:viewBox="0 0 21600 21600" draw:mirror-horizontal="true" draw:type="rectangle" draw:enhanced-path="M 0 0 L 21600 0 21600 21600 0 21600 0 0 Z N"/>
        </draw:custom-shape>
        <draw:connector draw:style-name="gr31" draw:text-style-name="P1" draw:layer="layout" svg:x1="18.918cm" svg:y1="5.254cm" svg:x2="19.765cm" svg:y2="5.442cm" draw:start-shape="id46" draw:start-glue-point="5" draw:end-shape="id48" draw:end-glue-point="0" svg:d="m18918 5254h847v188">
          <text:p/>
        </draw:connector>
        <draw:custom-shape draw:style-name="gr2" draw:text-style-name="P1" xml:id="id49" draw:id="id49" draw:layer="layout" svg:width="0.234cm" svg:height="0.24cm" svg:x="15.44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0" draw:id="id50" draw:layer="layout" svg:width="0.234cm" svg:height="0.24cm" svg:x="15.439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" draw:layer="layout" draw:line-skew="-0.164cm 2.607cm" svg:x1="20.512cm" svg:y1="6.38cm" svg:x2="15.44cm" svg:y2="6.199cm" draw:start-shape="id48" draw:start-glue-point="1" draw:end-shape="id49" draw:end-glue-point="6" svg:d="m20512 6380h337v1168h-5910v-1349h501">
          <text:p/>
        </draw:connector>
        <draw:connector draw:style-name="gr31" draw:text-style-name="P1" draw:layer="layout" svg:x1="15.44cm" svg:y1="6.199cm" svg:x2="15.439cm" svg:y2="4.898cm" draw:start-shape="id49" draw:start-glue-point="6" draw:end-shape="id50" draw:end-glue-point="6" svg:d="m15440 6199h-502v-1301h501">
          <text:p/>
        </draw:connector>
        <draw:frame draw:style-name="gr14" draw:text-style-name="P5" draw:layer="layout" svg:width="1.612cm" svg:height="0.645cm" svg:x="13.337cm" svg:y="4.045cm">
          <draw:text-box>
            <text:p><text:span text:style-name="T5">wb_rd</text:span></text:p>
          </draw:text-box>
        </draw:frame>
        <draw:frame draw:style-name="gr14" draw:text-style-name="P5" draw:layer="layout" svg:width="1.664cm" svg:height="0.645cm" svg:x="13.255cm" svg:y="5.315cm">
          <draw:text-box>
            <text:p><text:span text:style-name="T5">wb_wr</text:span></text:p>
          </draw:text-box>
        </draw:frame>
        <draw:frame draw:style-name="gr14" draw:text-style-name="P5" draw:layer="layout" svg:width="1.158cm" svg:height="0.645cm" svg:x="20.461cm" svg:y="5.699cm">
          <draw:text-box>
            <text:p><text:span text:style-name="T5">ack</text:span></text:p>
          </draw:text-box>
        </draw:frame>
        <draw:frame draw:style-name="gr14" draw:text-style-name="P5" draw:layer="layout" svg:width="1.158cm" svg:height="0.645cm" svg:x="19.313cm" svg:y="5.452cm">
          <draw:text-box>
            <text:p><text:span text:style-name="T5">set</text:span></text:p>
          </draw:text-box>
        </draw:frame>
        <draw:frame draw:style-name="gr14" draw:text-style-name="P5" draw:layer="layout" svg:width="1.418cm" svg:height="0.645cm" svg:x="19.115cm" svg:y="6.629cm">
          <draw:text-box>
            <text:p><text:span text:style-name="T5">reset</text:span></text:p>
          </draw:text-box>
        </draw:frame>
        <draw:line draw:style-name="gr9" draw:text-style-name="P1" draw:layer="layout" svg:x1="14.75cm" svg:y1="4.448cm" svg:x2="15.694cm" svg:y2="4.448cm">
          <text:p/>
        </draw:line>
        <draw:line draw:style-name="gr9" draw:text-style-name="P1" draw:layer="layout" svg:x1="15.668cm" svg:y1="5.677cm" svg:x2="14.541cm" svg:y2="5.677cm">
          <text:p/>
        </draw:line>
        <draw:connector draw:style-name="gr16" draw:text-style-name="P1" draw:layer="layout" draw:line-skew="0cm -0.811cm -3.174cm" svg:x1="14.871cm" svg:y1="12.38cm" svg:x2="13.669cm" svg:y2="11.488cm" draw:start-shape="id51" draw:start-glue-point="3" draw:end-shape="id38" draw:end-glue-point="8" svg:d="m14871 12380h-502v8h-201v-900h-499">
          <text:p/>
        </draw:connector>
        <draw:frame draw:style-name="gr35" draw:text-style-name="P8" draw:layer="layout" svg:width="0.697cm" svg:height="0.645cm" svg:x="14.862cm" svg:y="5.122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4.863cm" svg:y="5.123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6.616cm" svg:y="5.202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6.617cm" svg:y="5.203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4.797cm" svg:y="3.891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15.438cm" svg:y="7.035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5.439cm" svg:y="7.036cm">
          <draw:text-box>
            <text:p text:style-name="P8"><text:span text:style-name="T8">0</text:span></text:p>
          </draw:text-box>
        </draw:frame>
        <draw:frame draw:style-name="gr35" draw:text-style-name="P8" draw:layer="layout" svg:width="0.697cm" svg:height="0.645cm" svg:x="16.632cm" svg:y="4.075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16.633cm" svg:y="4.076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7cm" svg:y="4.993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8cm" svg:y="4.994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7cm" svg:y="4.993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8cm" svg:y="4.994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7cm" svg:y="5.437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8cm" svg:y="5.438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7cm" svg:y="5.437cm">
          <draw:text-box>
            <text:p text:style-name="P8"><text:span text:style-name="T8">1</text:span></text:p>
          </draw:text-box>
        </draw:frame>
        <draw:frame draw:style-name="gr35" draw:text-style-name="P8" draw:layer="layout" svg:width="0.697cm" svg:height="0.645cm" svg:x="5.918cm" svg:y="5.438cm">
          <draw:text-box>
            <text:p text:style-name="P8"><text:span text:style-name="T8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20:34:44</meta:creation-date>
    <dc:date>2012-04-08T18:54:21</dc:date>
    <meta:editing-duration>PT2H52M53S</meta:editing-duration>
    <meta:editing-cycles>105</meta:editing-cycles>
    <meta:generator>LibreOffice/3.5$Linux_x86 LibreOffice_project/350m1$Build-102</meta:generator>
    <meta:document-statistic meta:object-count="255"/>
  </office:meta>
</office:document-meta>
</file>